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Parser.QueryParser( Query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Parser.Query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AndQuer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QueryParser.getTermQuery( String term , boolean quo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QueryParser( Char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QueryParser.checkDistanceSubQueries( DistanceQuery distq , String o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Parser.jj_2_1( int xl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Parser.OrQuer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QueryParser.jj_scan_token( int kin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eryParser.jj_save( int index , int xl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Parser.allowedTruncation( String truncat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eryParser.getTruncQuery( String trunc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FieldsQuery( SrndQuery q , ArrayList fiel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jj_nt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Parser.ReInit( CharStream strea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Parser.getNotQuery( List queries , Token not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OrQuery( List queries , boolean infix , Token or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parse2( String que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Parser.jj_add_error_token( int kind , int po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QueryParser.jj_3_1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Parser.NQue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QueryParser.getNext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Parser.NotQuer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QueryParser.PrimaryQuery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QueryParser.FieldsQueryLi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QueryParser.getDistanceQuery( List queries , boolean infix , Token dToken , boolean or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Parser.WQuer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QueryParser.FieldsQue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Parser.jj_la1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tPrefixQuery( String prefix , boolean quo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generateParseExceptio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QueryParser.PrefixOperatorQuery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QueryParser.en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eryParser.allowedSuffix( String suffix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OptionalField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QueryParser.jj_consume_token( int kin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QueryParser.parse(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eryParser.jj_rescan_toke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eryParser.disable_tra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eryParser.OptionalWeights( SrndQuery q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QueryParser.SimpleTerm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QueryParser.getToken( int 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Parser.getAndQuery( List queries , boolean infix , Token and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Parser.ReInit( QueryParserTokenManager t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Parser.TopSrndQue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Parser.getOpDistance( String distanceO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